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board_no</text:p>
          </table:table-cell>
          <table:table-cell table:style-name="Default" office:value-type="string" calcext:value-type="string">
            <text:p>c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x(cm)</text:p>
          </table:table-cell>
          <table:table-cell office:value-type="string" calcext:value-type="string">
            <text:p>y(cm)</text:p>
          </table:table-cell>
          <table:table-cell office:value-type="string" calcext:value-type="string">
            <text:p>z(cm)</text:p>
          </table:table-cell>
          <table:table-cell office:value-type="string" calcext:value-type="string">
            <text:p>ring_n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19.625" calcext:value-type="float">
            <text:p>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-134.655" calcext:value-type="float">
            <text:p>-134.65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19.625" calcext:value-type="float">
            <text:p>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.5" calcext:value-type="float">
            <text:p>27.5</text:p>
          </table:table-cell>
          <table:table-cell office:value-type="float" office:value="134.655" calcext:value-type="float">
            <text:p>134.65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19.625" calcext:value-type="float">
            <text:p>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7.5" calcext:value-type="float">
            <text:p>27.5</text:p>
          </table:table-cell>
          <table:table-cell office:value-type="float" office:value="-134.655" calcext:value-type="float">
            <text:p>-134.65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19.625" calcext:value-type="float">
            <text:p>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.5" calcext:value-type="float">
            <text:p>27.5</text:p>
          </table:table-cell>
          <table:table-cell office:value-type="float" office:value="134.655" calcext:value-type="float">
            <text:p>134.65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27.5" calcext:value-type="float">
            <text:p>27.5</text:p>
          </table:table-cell>
          <table:table-cell office:value-type="float" office:value="-118.3" calcext:value-type="float">
            <text:p>-118.3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27.5" calcext:value-type="float">
            <text:p>27.5</text:p>
          </table:table-cell>
          <table:table-cell office:value-type="float" office:value="-69.7" calcext:value-type="float">
            <text:p>-69.7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27.5" calcext:value-type="float">
            <text:p>27.5</text:p>
          </table:table-cell>
          <table:table-cell office:value-type="float" office:value="69.7" calcext:value-type="float">
            <text:p>69.7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7.5" calcext:value-type="float">
            <text:p>27.5</text:p>
          </table:table-cell>
          <table:table-cell office:value-type="float" office:value="118.3" calcext:value-type="float">
            <text:p>118.3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.5" calcext:value-type="float">
            <text:p>27.5</text:p>
          </table:table-cell>
          <table:table-cell office:value-type="float" office:value="-97.2" calcext:value-type="float">
            <text:p>-97.2</text:p>
          </table:table-cell>
          <table:table-cell office:value-type="float" office:value="116.7" calcext:value-type="float">
            <text:p>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.5" calcext:value-type="float">
            <text:p>27.5</text:p>
          </table:table-cell>
          <table:table-cell office:value-type="float" office:value="-60.362" calcext:value-type="float">
            <text:p>-60.362</text:p>
          </table:table-cell>
          <table:table-cell office:value-type="float" office:value="112.3" calcext:value-type="float">
            <text:p>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office:value-type="float" office:value="-17.425" calcext:value-type="float">
            <text:p>-17.425</text:p>
          </table:table-cell>
          <table:table-cell office:value-type="float" office:value="107.631" calcext:value-type="float">
            <text:p>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7.5" calcext:value-type="float">
            <text:p>27.5</text:p>
          </table:table-cell>
          <table:table-cell office:value-type="float" office:value="17.425" calcext:value-type="float">
            <text:p>17.425</text:p>
          </table:table-cell>
          <table:table-cell office:value-type="float" office:value="107.631" calcext:value-type="float">
            <text:p>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7.5" calcext:value-type="float">
            <text:p>27.5</text:p>
          </table:table-cell>
          <table:table-cell office:value-type="float" office:value="60.362" calcext:value-type="float">
            <text:p>60.362</text:p>
          </table:table-cell>
          <table:table-cell office:value-type="float" office:value="112.3" calcext:value-type="float">
            <text:p>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97.2" calcext:value-type="float">
            <text:p>97.2</text:p>
          </table:table-cell>
          <table:table-cell office:value-type="float" office:value="116.7" calcext:value-type="float">
            <text:p>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7.5" calcext:value-type="float">
            <text:p>27.5</text:p>
          </table:table-cell>
          <table:table-cell office:value-type="float" office:value="-73.928" calcext:value-type="float">
            <text:p>-73.928</text:p>
          </table:table-cell>
          <table:table-cell office:value-type="float" office:value="151.378" calcext:value-type="float">
            <text:p>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147.15" calcext:value-type="float">
            <text:p>14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27.5" calcext:value-type="float">
            <text:p>27.5</text:p>
          </table:table-cell>
          <table:table-cell office:value-type="float" office:value="73.928" calcext:value-type="float">
            <text:p>73.928</text:p>
          </table:table-cell>
          <table:table-cell office:value-type="float" office:value="151.378" calcext:value-type="float">
            <text:p>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7.5" calcext:value-type="float">
            <text:p>27.5</text:p>
          </table:table-cell>
          <table:table-cell office:value-type="float" office:value="-27.0595" calcext:value-type="float">
            <text:p>-27.0595</text:p>
          </table:table-cell>
          <table:table-cell office:value-type="float" office:value="178.438" calcext:value-type="float">
            <text:p>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7.5" calcext:value-type="float">
            <text:p>27.5</text:p>
          </table:table-cell>
          <table:table-cell office:value-type="float" office:value="27.0595" calcext:value-type="float">
            <text:p>27.0595</text:p>
          </table:table-cell>
          <table:table-cell office:value-type="float" office:value="178.438" calcext:value-type="float">
            <text:p>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-118.3" calcext:value-type="float">
            <text:p>-118.3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7.5" calcext:value-type="float">
            <text:p>27.5</text:p>
          </table:table-cell>
          <table:table-cell office:value-type="float" office:value="-69.7" calcext:value-type="float">
            <text:p>-69.7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7.5" calcext:value-type="float">
            <text:p>27.5</text:p>
          </table:table-cell>
          <table:table-cell office:value-type="float" office:value="69.7" calcext:value-type="float">
            <text:p>69.7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7.5" calcext:value-type="float">
            <text:p>27.5</text:p>
          </table:table-cell>
          <table:table-cell office:value-type="float" office:value="118.3" calcext:value-type="float">
            <text:p>118.3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7.5" calcext:value-type="float">
            <text:p>27.5</text:p>
          </table:table-cell>
          <table:table-cell office:value-type="float" office:value="-97.2" calcext:value-type="float">
            <text:p>-97.2</text:p>
          </table:table-cell>
          <table:table-cell office:value-type="float" office:value="-116.7" calcext:value-type="float">
            <text:p>-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27.5" calcext:value-type="float">
            <text:p>27.5</text:p>
          </table:table-cell>
          <table:table-cell office:value-type="float" office:value="-60.362" calcext:value-type="float">
            <text:p>-60.362</text:p>
          </table:table-cell>
          <table:table-cell office:value-type="float" office:value="-112.3" calcext:value-type="float">
            <text:p>-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27.5" calcext:value-type="float">
            <text:p>27.5</text:p>
          </table:table-cell>
          <table:table-cell office:value-type="float" office:value="-17.425" calcext:value-type="float">
            <text:p>-17.425</text:p>
          </table:table-cell>
          <table:table-cell office:value-type="float" office:value="-107.631" calcext:value-type="float">
            <text:p>-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27.5" calcext:value-type="float">
            <text:p>27.5</text:p>
          </table:table-cell>
          <table:table-cell office:value-type="float" office:value="17.425" calcext:value-type="float">
            <text:p>17.425</text:p>
          </table:table-cell>
          <table:table-cell office:value-type="float" office:value="-107.631" calcext:value-type="float">
            <text:p>-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 office:value-type="float" office:value="60.362" calcext:value-type="float">
            <text:p>60.362</text:p>
          </table:table-cell>
          <table:table-cell office:value-type="float" office:value="-112.3" calcext:value-type="float">
            <text:p>-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27.5" calcext:value-type="float">
            <text:p>27.5</text:p>
          </table:table-cell>
          <table:table-cell office:value-type="float" office:value="97.2" calcext:value-type="float">
            <text:p>97.2</text:p>
          </table:table-cell>
          <table:table-cell office:value-type="float" office:value="-116.7" calcext:value-type="float">
            <text:p>-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27.5" calcext:value-type="float">
            <text:p>27.5</text:p>
          </table:table-cell>
          <table:table-cell office:value-type="float" office:value="-73.928" calcext:value-type="float">
            <text:p>-73.928</text:p>
          </table:table-cell>
          <table:table-cell office:value-type="float" office:value="-151.378" calcext:value-type="float">
            <text:p>-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-137.812" calcext:value-type="float">
            <text:p>-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-147.15" calcext:value-type="float">
            <text:p>-14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-137.812" calcext:value-type="float">
            <text:p>-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27.5" calcext:value-type="float">
            <text:p>27.5</text:p>
          </table:table-cell>
          <table:table-cell office:value-type="float" office:value="73.928" calcext:value-type="float">
            <text:p>73.928</text:p>
          </table:table-cell>
          <table:table-cell office:value-type="float" office:value="-151.378" calcext:value-type="float">
            <text:p>-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27.5" calcext:value-type="float">
            <text:p>27.5</text:p>
          </table:table-cell>
          <table:table-cell office:value-type="float" office:value="-27.0595" calcext:value-type="float">
            <text:p>-27.0595</text:p>
          </table:table-cell>
          <table:table-cell office:value-type="float" office:value="-178.438" calcext:value-type="float">
            <text:p>-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63" calcext:value-type="float">
            <text:p>63</text:p>
          </table:table-cell>
          <table:table-cell office:value-type="float" office:value="27.5" calcext:value-type="float">
            <text:p>27.5</text:p>
          </table:table-cell>
          <table:table-cell office:value-type="float" office:value="27.0595" calcext:value-type="float">
            <text:p>27.0595</text:p>
          </table:table-cell>
          <table:table-cell office:value-type="float" office:value="-178.438" calcext:value-type="float">
            <text:p>-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215.5" calcext:value-type="float">
            <text:p>-215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166.9" calcext:value-type="float">
            <text:p>-166.9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166.9" calcext:value-type="float">
            <text:p>166.9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215.5" calcext:value-type="float">
            <text:p>215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-301.012" calcext:value-type="float">
            <text:p>-301.012</text:p>
          </table:table-cell>
          <table:table-cell office:value-type="float" office:value="214.133" calcext:value-type="float">
            <text:p>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-252.393" calcext:value-type="float">
            <text:p>-252.393</text:p>
          </table:table-cell>
          <table:table-cell office:value-type="float" office:value="235.169" calcext:value-type="float">
            <text:p>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office:value-type="float" office:value="252.393" calcext:value-type="float">
            <text:p>252.393</text:p>
          </table:table-cell>
          <table:table-cell office:value-type="float" office:value="235.169" calcext:value-type="float">
            <text:p>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.5" calcext:value-type="float">
            <text:p>27.5</text:p>
          </table:table-cell>
          <table:table-cell office:value-type="float" office:value="301.012" calcext:value-type="float">
            <text:p>301.012</text:p>
          </table:table-cell>
          <table:table-cell office:value-type="float" office:value="214.133" calcext:value-type="float">
            <text:p>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7.5" calcext:value-type="float">
            <text:p>27.5</text:p>
          </table:table-cell>
          <table:table-cell office:value-type="float" office:value="-215.5" calcext:value-type="float">
            <text:p>-215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 office:value-type="float" office:value="-166.9" calcext:value-type="float">
            <text:p>-166.9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  <table:table-cell office:value-type="float" office:value="166.9" calcext:value-type="float">
            <text:p>166.9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.5" calcext:value-type="float">
            <text:p>27.5</text:p>
          </table:table-cell>
          <table:table-cell office:value-type="float" office:value="215.5" calcext:value-type="float">
            <text:p>215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.5</text:p>
          </table:table-cell>
          <table:table-cell office:value-type="float" office:value="-301.012" calcext:value-type="float">
            <text:p>-301.012</text:p>
          </table:table-cell>
          <table:table-cell office:value-type="float" office:value="-214.133" calcext:value-type="float">
            <text:p>-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-252.393" calcext:value-type="float">
            <text:p>-252.393</text:p>
          </table:table-cell>
          <table:table-cell office:value-type="float" office:value="-235.169" calcext:value-type="float">
            <text:p>-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252.393" calcext:value-type="float">
            <text:p>252.393</text:p>
          </table:table-cell>
          <table:table-cell office:value-type="float" office:value="-235.169" calcext:value-type="float">
            <text:p>-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.5" calcext:value-type="float">
            <text:p>27.5</text:p>
          </table:table-cell>
          <table:table-cell office:value-type="float" office:value="301.012" calcext:value-type="float">
            <text:p>301.012</text:p>
          </table:table-cell>
          <table:table-cell office:value-type="float" office:value="-214.133" calcext:value-type="float">
            <text:p>-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-139.932" calcext:value-type="float">
            <text:p>-139.932</text:p>
          </table:table-cell>
          <table:table-cell office:value-type="float" office:value="142.007" calcext:value-type="float">
            <text:p>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-70.014" calcext:value-type="float">
            <text:p>-70.014</text:p>
          </table:table-cell>
          <table:table-cell office:value-type="float" office:value="198.718" calcext:value-type="float">
            <text:p>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17.478" calcext:value-type="float">
            <text:p>217.4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70.014" calcext:value-type="float">
            <text:p>70.014</text:p>
          </table:table-cell>
          <table:table-cell office:value-type="float" office:value="198.718" calcext:value-type="float">
            <text:p>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39.932" calcext:value-type="float">
            <text:p>139.932</text:p>
          </table:table-cell>
          <table:table-cell office:value-type="float" office:value="142.007" calcext:value-type="float">
            <text:p>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-214.903" calcext:value-type="float">
            <text:p>-214.903</text:p>
          </table:table-cell>
          <table:table-cell office:value-type="float" office:value="127.3" calcext:value-type="float">
            <text:p>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-133.044" calcext:value-type="float">
            <text:p>-133.044</text:p>
          </table:table-cell>
          <table:table-cell office:value-type="float" office:value="210.494" calcext:value-type="float">
            <text:p>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48.6976" calcext:value-type="float">
            <text:p>-48.6976</text:p>
          </table:table-cell>
          <table:table-cell office:value-type="float" office:value="259.192" calcext:value-type="float">
            <text:p>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8.6976" calcext:value-type="float">
            <text:p>48.6976</text:p>
          </table:table-cell>
          <table:table-cell office:value-type="float" office:value="259.192" calcext:value-type="float">
            <text:p>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33.044" calcext:value-type="float">
            <text:p>133.044</text:p>
          </table:table-cell>
          <table:table-cell office:value-type="float" office:value="210.494" calcext:value-type="float">
            <text:p>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14.903" calcext:value-type="float">
            <text:p>214.903</text:p>
          </table:table-cell>
          <table:table-cell office:value-type="float" office:value="127.3" calcext:value-type="float">
            <text:p>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273.203" calcext:value-type="float">
            <text:p>-273.20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263.894" calcext:value-type="float">
            <text:p>-263.894</text:p>
          </table:table-cell>
          <table:table-cell office:value-type="float" office:value="172.91" calcext:value-type="float">
            <text:p>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204.385" calcext:value-type="float">
            <text:p>-204.385</text:p>
          </table:table-cell>
          <table:table-cell office:value-type="float" office:value="193.709" calcext:value-type="float">
            <text:p>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118.139" calcext:value-type="float">
            <text:p>-118.139</text:p>
          </table:table-cell>
          <table:table-cell office:value-type="float" office:value="282.073" calcext:value-type="float">
            <text:p>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13.728" calcext:value-type="float">
            <text:p>313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18.139" calcext:value-type="float">
            <text:p>118.139</text:p>
          </table:table-cell>
          <table:table-cell office:value-type="float" office:value="282.073" calcext:value-type="float">
            <text:p>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04.385" calcext:value-type="float">
            <text:p>204.385</text:p>
          </table:table-cell>
          <table:table-cell office:value-type="float" office:value="193.709" calcext:value-type="float">
            <text:p>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63.894" calcext:value-type="float">
            <text:p>263.894</text:p>
          </table:table-cell>
          <table:table-cell office:value-type="float" office:value="172.91" calcext:value-type="float">
            <text:p>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73.203" calcext:value-type="float">
            <text:p>273.20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-339.453" calcext:value-type="float">
            <text:p>-339.45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-323.857" calcext:value-type="float">
            <text:p>-323.857</text:p>
          </table:table-cell>
          <table:table-cell office:value-type="float" office:value="159.305" calcext:value-type="float">
            <text:p>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-201.103" calcext:value-type="float">
            <text:p>-201.103</text:p>
          </table:table-cell>
          <table:table-cell office:value-type="float" office:value="278.553" calcext:value-type="float">
            <text:p>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-166.264" calcext:value-type="float">
            <text:p>-166.264</text:p>
          </table:table-cell>
          <table:table-cell office:value-type="float" office:value="365.428" calcext:value-type="float">
            <text:p>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-73.6089" calcext:value-type="float">
            <text:p>-73.6089</text:p>
          </table:table-cell>
          <table:table-cell office:value-type="float" office:value="352.162" calcext:value-type="float">
            <text:p>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3.6089" calcext:value-type="float">
            <text:p>73.6089</text:p>
          </table:table-cell>
          <table:table-cell office:value-type="float" office:value="352.162" calcext:value-type="float">
            <text:p>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66.264" calcext:value-type="float">
            <text:p>166.264</text:p>
          </table:table-cell>
          <table:table-cell office:value-type="float" office:value="365.428" calcext:value-type="float">
            <text:p>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201.103" calcext:value-type="float">
            <text:p>201.103</text:p>
          </table:table-cell>
          <table:table-cell office:value-type="float" office:value="278.553" calcext:value-type="float">
            <text:p>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23.857" calcext:value-type="float">
            <text:p>323.857</text:p>
          </table:table-cell>
          <table:table-cell office:value-type="float" office:value="159.305" calcext:value-type="float">
            <text:p>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39.453" calcext:value-type="float">
            <text:p>339.45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-139.932" calcext:value-type="float">
            <text:p>-139.932</text:p>
          </table:table-cell>
          <table:table-cell office:value-type="float" office:value="-142.007" calcext:value-type="float">
            <text:p>-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-70.014" calcext:value-type="float">
            <text:p>-70.014</text:p>
          </table:table-cell>
          <table:table-cell office:value-type="float" office:value="-198.718" calcext:value-type="float">
            <text:p>-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217.478" calcext:value-type="float">
            <text:p>-217.4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0.014" calcext:value-type="float">
            <text:p>70.014</text:p>
          </table:table-cell>
          <table:table-cell office:value-type="float" office:value="-198.718" calcext:value-type="float">
            <text:p>-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39.932" calcext:value-type="float">
            <text:p>139.932</text:p>
          </table:table-cell>
          <table:table-cell office:value-type="float" office:value="-142.007" calcext:value-type="float">
            <text:p>-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-214.903" calcext:value-type="float">
            <text:p>-214.903</text:p>
          </table:table-cell>
          <table:table-cell office:value-type="float" office:value="-127.3" calcext:value-type="float">
            <text:p>-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133.044" calcext:value-type="float">
            <text:p>-133.044</text:p>
          </table:table-cell>
          <table:table-cell office:value-type="float" office:value="-210.494" calcext:value-type="float">
            <text:p>-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8.6976" calcext:value-type="float">
            <text:p>-48.6976</text:p>
          </table:table-cell>
          <table:table-cell office:value-type="float" office:value="-259.192" calcext:value-type="float">
            <text:p>-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.6976" calcext:value-type="float">
            <text:p>48.6976</text:p>
          </table:table-cell>
          <table:table-cell office:value-type="float" office:value="-259.192" calcext:value-type="float">
            <text:p>-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33.044" calcext:value-type="float">
            <text:p>133.044</text:p>
          </table:table-cell>
          <table:table-cell office:value-type="float" office:value="-210.494" calcext:value-type="float">
            <text:p>-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214.903" calcext:value-type="float">
            <text:p>214.903</text:p>
          </table:table-cell>
          <table:table-cell office:value-type="float" office:value="-127.3" calcext:value-type="float">
            <text:p>-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-273.203" calcext:value-type="float">
            <text:p>-273.20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-263.894" calcext:value-type="float">
            <text:p>-263.894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-204.385" calcext:value-type="float">
            <text:p>-204.385</text:p>
          </table:table-cell>
          <table:table-cell office:value-type="float" office:value="-193.709" calcext:value-type="float">
            <text:p>-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-118.139" calcext:value-type="float">
            <text:p>-118.139</text:p>
          </table:table-cell>
          <table:table-cell office:value-type="float" office:value="-282.073" calcext:value-type="float">
            <text:p>-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313.728" calcext:value-type="float">
            <text:p>-313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8.139" calcext:value-type="float">
            <text:p>118.139</text:p>
          </table:table-cell>
          <table:table-cell office:value-type="float" office:value="-282.073" calcext:value-type="float">
            <text:p>-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04.385" calcext:value-type="float">
            <text:p>204.385</text:p>
          </table:table-cell>
          <table:table-cell office:value-type="float" office:value="-193.709" calcext:value-type="float">
            <text:p>-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63.894" calcext:value-type="float">
            <text:p>263.894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73.203" calcext:value-type="float">
            <text:p>273.20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-339.453" calcext:value-type="float">
            <text:p>-339.45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-323.857" calcext:value-type="float">
            <text:p>-323.857</text:p>
          </table:table-cell>
          <table:table-cell office:value-type="float" office:value="-159.305" calcext:value-type="float">
            <text:p>-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-201.103" calcext:value-type="float">
            <text:p>-201.103</text:p>
          </table:table-cell>
          <table:table-cell office:value-type="float" office:value="-278.553" calcext:value-type="float">
            <text:p>-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-166.264" calcext:value-type="float">
            <text:p>-166.264</text:p>
          </table:table-cell>
          <table:table-cell office:value-type="float" office:value="-365.428" calcext:value-type="float">
            <text:p>-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-73.6089" calcext:value-type="float">
            <text:p>-73.6089</text:p>
          </table:table-cell>
          <table:table-cell office:value-type="float" office:value="-352.162" calcext:value-type="float">
            <text:p>-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3.6089" calcext:value-type="float">
            <text:p>73.6089</text:p>
          </table:table-cell>
          <table:table-cell office:value-type="float" office:value="-352.162" calcext:value-type="float">
            <text:p>-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66.264" calcext:value-type="float">
            <text:p>166.264</text:p>
          </table:table-cell>
          <table:table-cell office:value-type="float" office:value="-365.428" calcext:value-type="float">
            <text:p>-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01.103" calcext:value-type="float">
            <text:p>201.103</text:p>
          </table:table-cell>
          <table:table-cell office:value-type="float" office:value="-278.553" calcext:value-type="float">
            <text:p>-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23.857" calcext:value-type="float">
            <text:p>323.857</text:p>
          </table:table-cell>
          <table:table-cell office:value-type="float" office:value="-159.305" calcext:value-type="float">
            <text:p>-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39.453" calcext:value-type="float">
            <text:p>339.45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0:25:17.507311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1:47:52.712071625</meta:creation-date>
    <dc:date>2021-03-30T10:25:59.382754222</dc:date>
    <meta:editing-duration>PT34M34S</meta:editing-duration>
    <meta:editing-cycles>34</meta:editing-cycles>
    <meta:generator>LibreOffice/5.3.6.1$Linux_X86_64 LibreOffice_project/30$Build-1</meta:generator>
    <meta:document-statistic meta:table-count="1" meta:cell-count="1269" meta:object-count="0"/>
  </office:meta>
</office:document-meta>
</file>